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12:55:2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88190303"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8084010" text:style-name="L2">
        <text:list-item>
          <text:p text:style-name="P47">Version 2.1.2 :</text:p>
        </text:list-item>
      </text:list>
      <text:list xml:id="list793433793" text:style-name="L3">
        <text:list-item>
          <text:list>
            <text:list-item>
              <text:p text:style-name="P48">Localized help : resolved non-functional hyperlink due to API incompatibility introduced by Apache OpenOffice 4.1 (and LibreOffice 4.0).</text:p>
            </text:list-item>
          </text:list>
        </text:list-item>
      </text:list>
      <text:list xml:id="list125525209315537" text:continue-list="list98084010" text:style-name="L2">
        <text:list-item>
          <text:p text:style-name="P47">Version 2.1.1 :</text:p>
        </text:list-item>
      </text:list>
      <text:list xml:id="list4074545762"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25523977097386" text:continue-list="list125525209315537" text:style-name="L2">
        <text:list-item>
          <text:p text:style-name="P47">Version 2.1.0 :</text:p>
        </text:list-item>
      </text:list>
      <text:list xml:id="list2824799977"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25523691582992" text:continue-list="list125523977097386" text:style-name="L2">
        <text:list-item>
          <text:p text:style-name="P47">Version 2.0.0 :</text:p>
        </text:list-item>
      </text:list>
      <text:list xml:id="list872713122"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25523442410837" text:continue-list="list125523691582992" text:style-name="L2">
        <text:list-item>
          <text:p text:style-name="P47">Version 1.5.3 :</text:p>
        </text:list-item>
      </text:list>
      <text:list xml:id="list16819474"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09693002"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44233877"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26955992"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559179304"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06090648"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87473811"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74669256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92617022"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81005348"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56936469" text:style-name="L17">
        <text:list-item>
          <text:p text:style-name="P62">Arg1 : <text:span text:style-name="InstructionMacro">String</text:span> : mandatory, type of control used for the button</text:p>
        </text:list-item>
      </text:list>
      <text:list xml:id="list3848503162"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62605186"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99348355"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08420942"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92085108"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54611206"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138291342"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2383708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69349348"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081656499"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916514102"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36383463"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327709485"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4339354"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92680087"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9934875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610079160"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7558002"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983828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1857567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7971954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552446805876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84599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75321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386526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5524163704774" text:continue-list="list25983828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5525049194196" text:continue-list="list12552446805876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25525753135299" text:continue-list="list1255241637047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